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Source Sans Pro" style:font-name-asian="Source Sans Pro" style:font-name-complex="Source Sans Pro"/>
    </style:style>
    <style:style style:name="ce3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5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 Regular" style:font-name-asian="Source Sans Pro Regular" style:font-name-complex="Source Sans Pro Regular"/>
    </style:style>
    <style:style style:name="ce6" style:family="table-cell" style:parent-style-name="Default" style:data-style-name="N0">
      <style:table-cell-properties fo:border="2pt solid #000000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8" style:family="table-cell" style:parent-style-name="Default" style:data-style-name="N0">
      <style:table-cell-properties fo:border="2pt solid #000000"/>
      <style:text-properties style:font-name="Source Sans Pro" style:font-name-asian="Source Sans Pro" style:font-name-complex="Source Sans Pro"/>
    </style:style>
    <style:style style:name="ce9" style:family="table-cell" style:parent-style-name="Default" style:data-style-name="N13">
      <style:table-cell-properties fo:border="2pt solid #000000"/>
      <style:text-properties style:font-name="Source Sans Pro" style:font-name-asian="Source Sans Pro" style:font-name-complex="Source Sans Pro"/>
    </style:style>
    <style:style style:name="ce1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2" style:family="table-cell" style:parent-style-name="Default" style:data-style-name="N36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3" style:family="table-cell" style:parent-style-name="Default" style:data-style-name="N13">
      <style:table-cell-properties fo:border="2pt solid #000000" style:vertical-align="middle" style:repeat-content="false"/>
      <style:paragraph-properties fo:text-align="end" fo:margin-right="0cm"/>
      <style:text-properties style:font-name="Source Sans Pro" style:font-name-asian="Source Sans Pro" style:font-name-complex="Source Sans Pro"/>
    </style:style>
    <style:style style:name="ce14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E7E6E6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13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8" style:family="table-cell" style:parent-style-name="Default" style:data-style-name="N42">
      <style:table-cell-properties fo:border="2pt solid #000000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19" style:family="table-cell" style:parent-style-name="Default" style:data-style-name="N0">
      <style:text-properties style:font-name="Source Sans Pro" style:font-name-asian="Source Sans Pro" style:font-name-complex="Source Sans Pro" fo:font-size="8pt" style:font-size-asian="8pt" style:font-size-complex="8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322916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48166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nction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5" table:default-cell-style-name="ce2"/>
        <table:table-column table:style-name="co1" table:number-columns-repeated="16376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5">
            <text:p>uEcho</text:p>
          </table:table-cell>
          <table:table-cell office:value-type="string" table:number-columns-spanned="1" table:number-rows-spanned="2" table:style-name="ce5">
            <text:p>Version</text:p>
          </table:table-cell>
          <table:table-cell office:value-type="string" table:number-columns-spanned="5" table:number-rows-spanned="1" table:style-name="ce6">
            <text:p>Function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Controller</text:p>
          </table:table-cell>
          <table:table-cell office:value-type="string" table:style-name="ce3">
            <text:p>Device</text:p>
          </table:table-cell>
          <table:table-cell office:value-type="string" table:style-name="ce3">
            <text:p>UDP</text:p>
          </table:table-cell>
          <table:table-cell office:value-type="string" table:style-name="ce3">
            <text:p>TCP</text:p>
          </table:table-cell>
          <table:table-cell office:value-type="string" table:style-name="ce3">
            <text:p>Datab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O</text:p>
          </table:table-cell>
          <table:table-cell office:value-type="string" table:style-name="ce4">
            <text:p>X</text:p>
          </table:table-cell>
          <table:table-cell office:value-type="string" table:style-name="ce4">
            <text:p>O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LOC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7"/>
        <table:table-column table:style-name="co2" table:number-columns-repeated="5" table:default-cell-style-name="ce2"/>
        <table:table-column table:style-name="co1" table:number-columns-repeated="16376" table:default-cell-style-name="ce2"/>
        <table:table-row table:style-name="ro1">
          <table:table-cell/>
          <table:table-cell table:style-name="ce2"/>
          <table:table-cell table:style-name="ce7"/>
          <table:table-cell table:number-columns-repeated="16381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5" table:number-rows-spanned="1" table:style-name="ce6">
            <text:p>Lines of Code</text:p>
          </table:table-cell>
          <table:covered-table-cell table:number-columns-repeated="4"/>
          <table:table-cell table:number-columns-repeated="16376"/>
        </table:table-row>
        <table:table-row table:style-name="ro1">
          <table:table-cell/>
          <table:covered-table-cell/>
          <table:covered-table-cell/>
          <table:table-cell office:value-type="string" table:style-name="ce3">
            <text:p>Total</text:p>
          </table:table-cell>
          <table:table-cell office:value-type="string" table:style-name="ce3">
            <text:p>Header</text:p>
          </table:table-cell>
          <table:table-cell office:value-type="string" table:style-name="ce3">
            <text:p>Auto</text:p>
          </table:table-cell>
          <table:table-cell office:value-type="string" table:number-columns-spanned="2" table:number-rows-spanned="1" table:style-name="ce6">
            <text:p>Source (%)</text:p>
          </table:table-cell>
          <table:covered-table-cell/>
          <table:table-cell table:number-columns-repeated="16376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float" office:value="13699" table:style-name="ce8">
            <text:p>13699</text:p>
          </table:table-cell>
          <table:table-cell office:value-type="float" office:value="0" table:style-name="ce8">
            <text:p>0</text:p>
          </table:table-cell>
          <table:table-cell office:value-type="float" office:value="9705" table:style-name="ce8">
            <text:p>9705</text:p>
          </table:table-cell>
          <table:table-cell office:value-type="float" office:value="3994" table:formula="of:=[.D4]-[.F4]" table:style-name="ce8">
            <text:p>3994</text:p>
          </table:table-cell>
          <table:table-cell office:value-type="percentage" office:value="0.53062309020858245" table:formula="of:=[.G4]/[.G$5]" table:style-name="ce9">
            <text:p>53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float" office:value="8742" table:style-name="ce8">
            <text:p>8742</text:p>
          </table:table-cell>
          <table:table-cell office:value-type="float" office:value="1950" table:style-name="ce8">
            <text:p>1950</text:p>
          </table:table-cell>
          <table:table-cell office:value-type="float" office:value="1215" table:style-name="ce8">
            <text:p>1215</text:p>
          </table:table-cell>
          <table:table-cell office:value-type="float" office:value="7527" table:formula="of:=[.D5]-[.F5]" table:style-name="ce8">
            <text:p>7527</text:p>
          </table:table-cell>
          <table:table-cell office:value-type="percentage" office:value="1" table:formula="of:=[.G5]/[.G$5]" table:style-name="ce9">
            <text:p>100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float" office:value="5921" table:style-name="ce8">
            <text:p>5921</text:p>
          </table:table-cell>
          <table:table-cell office:value-type="float" office:value="0" table:style-name="ce8">
            <text:p>0</text:p>
          </table:table-cell>
          <table:table-cell office:value-type="float" office:value="1200" table:style-name="ce8">
            <text:p>1200</text:p>
          </table:table-cell>
          <table:table-cell office:value-type="float" office:value="4721" table:formula="of:=[.D6]-[.F6]" table:style-name="ce8">
            <text:p>4721</text:p>
          </table:table-cell>
          <table:table-cell office:value-type="percentage" office:value="0.62720871529161681" table:formula="of:=[.G6]/[.G$5]" table:style-name="ce9">
            <text:p>63%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float" office:value="4631" table:style-name="ce8">
            <text:p>4631</text:p>
          </table:table-cell>
          <table:table-cell office:value-type="float" office:value="0" table:style-name="ce8">
            <text:p>0</text:p>
          </table:table-cell>
          <table:table-cell office:value-type="float" office:value="2245" table:style-name="ce8">
            <text:p>2245</text:p>
          </table:table-cell>
          <table:table-cell office:value-type="float" office:value="2386" table:formula="of:=[.D7]-[.F7]" table:style-name="ce8">
            <text:p>2386</text:p>
          </table:table-cell>
          <table:table-cell office:value-type="percentage" office:value="0.31699216155174703" table:formula="of:=[.G7]/[.G$5]" table:style-name="ce9">
            <text:p>32%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Perf" table:style-name="ta1">
        <table:table-column table:style-name="co1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2" table:number-columns-repeated="4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s)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float" office:value="90.596000000000004" table:style-name="ce12">
            <text:p>90.596<text:s/></text:p>
          </table:table-cell>
          <table:table-cell office:value-type="float" office:value="78.968000000000004" table:style-name="ce12">
            <text:p>78.968<text:s/></text:p>
          </table:table-cell>
          <table:table-cell office:value-type="float" office:value="8.7270000000000003" table:style-name="ce12">
            <text:p>8.727<text:s/></text:p>
          </table:table-cell>
          <table:table-cell office:value-type="float" office:value="87.695000000000007" table:formula="of:=[.H4]+[.I4]" table:style-name="ce12">
            <text:p>87.695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float" office:value="32.079000000000001" table:style-name="ce12">
            <text:p>32.079<text:s/></text:p>
          </table:table-cell>
          <table:table-cell office:value-type="float" office:value="6.06" table:style-name="ce12">
            <text:p>6.060<text:s/></text:p>
          </table:table-cell>
          <table:table-cell office:value-type="float" office:value="22.739000000000001" table:style-name="ce12">
            <text:p>22.739<text:s/></text:p>
          </table:table-cell>
          <table:table-cell office:value-type="float" office:value="28.798999999999999" table:formula="of:=[.H5]+[.I5]" table:style-name="ce12">
            <text:p>28.799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float" office:value="16.478000000000002" table:style-name="ce12">
            <text:p>16.478<text:s/></text:p>
          </table:table-cell>
          <table:table-cell office:value-type="float" office:value="8.8989999999999991" table:style-name="ce12">
            <text:p>8.899<text:s/></text:p>
          </table:table-cell>
          <table:table-cell office:value-type="float" office:value="9.1120000000000001" table:style-name="ce12">
            <text:p>9.112<text:s/></text:p>
          </table:table-cell>
          <table:table-cell office:value-type="float" office:value="18.010999999999999" table:formula="of:=[.H6]+[.I6]" table:style-name="ce12">
            <text:p>18.011<text:s/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float" office:value="3612.5650000000001" table:style-name="ce12">
            <text:p>3612.565<text:s/></text:p>
          </table:table-cell>
          <table:table-cell office:value-type="float" office:value="3539.0390000000002" table:style-name="ce12">
            <text:p>3539.039<text:s/></text:p>
          </table:table-cell>
          <table:table-cell office:value-type="float" office:value="43.104999999999997" table:style-name="ce12">
            <text:p>43.105<text:s/></text:p>
          </table:table-cell>
          <table:table-cell office:value-type="float" office:value="3582.1440000000002" table:formula="of:=[.H7]+[.I7]" table:style-name="ce12">
            <text:p>3582.144<text:s/></text:p>
          </table:table-cell>
          <table:table-cell table:number-columns-repeated="16374"/>
        </table:table-row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office:value-type="string" table:number-columns-spanned="1" table:number-rows-spanned="2" table:style-name="ce6">
            <text:p>uEcho</text:p>
          </table:table-cell>
          <table:table-cell office:value-type="string" table:number-columns-spanned="1" table:number-rows-spanned="2" table:style-name="ce6">
            <text:p>Version</text:p>
          </table:table-cell>
          <table:table-cell office:value-type="string" table:number-columns-spanned="3" table:number-rows-spanned="1" table:style-name="ce6">
            <text:p>Implementation</text:p>
          </table:table-cell>
          <table:covered-table-cell table:number-columns-repeated="2"/>
          <table:table-cell office:value-type="string" table:number-columns-spanned="4" table:number-rows-spanned="1" table:style-name="ce6">
            <text:p>time (ratio)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covered-table-cell/>
          <table:covered-table-cell/>
          <table:table-cell office:value-type="string" table:style-name="ce10">
            <text:p>compiler</text:p>
          </table:table-cell>
          <table:table-cell office:value-type="string" table:style-name="ce10">
            <text:p>socket</text:p>
          </table:table-cell>
          <table:table-cell office:value-type="string" table:style-name="ce10">
            <text:p>condition</text:p>
          </table:table-cell>
          <table:table-cell office:value-type="string" table:style-name="ce3">
            <text:p>real</text:p>
          </table:table-cell>
          <table:table-cell office:value-type="string" table:style-name="ce3">
            <text:p>user</text:p>
          </table:table-cell>
          <table:table-cell office:value-type="string" table:style-name="ce3">
            <text:p>sys</text:p>
          </table:table-cell>
          <table:table-cell office:value-type="string" table:style-name="ce3">
            <text:p>user+sys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Rust</text:p>
          </table:table-cell>
          <table:table-cell office:value-type="string" table:style-name="ce4">
            <text:p>1.2.4</text:p>
          </table:table-cell>
          <table:table-cell office:value-type="string" table:style-name="ce11">
            <text:p>1.65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nel</text:p>
          </table:table-cell>
          <table:table-cell office:value-type="percentage" office:value="0.35408848072762594" table:formula="of:=[.G$5]/[.G4]" table:style-name="ce13">
            <text:p>35%</text:p>
          </table:table-cell>
          <table:table-cell office:value-type="percentage" office:value="7.6739945294296411E-2" table:formula="of:=[.H$5]/[.H4]" table:style-name="ce13">
            <text:p>8%</text:p>
          </table:table-cell>
          <table:table-cell office:value-type="percentage" office:value="2.605591841411711" table:formula="of:=[.I$5]/[.I4]" table:style-name="ce13">
            <text:p>261%</text:p>
          </table:table-cell>
          <table:table-cell office:value-type="percentage" office:value="0.32839956667997033" table:formula="of:=[.J$5]/[.J4]" table:style-name="ce13">
            <text:p>33%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C</text:p>
          </table:table-cell>
          <table:table-cell office:value-type="string" table:style-name="ce4">
            <text:p>1.3.0</text:p>
          </table:table-cell>
          <table:table-cell office:value-type="string" table:style-name="ce11">
            <text:p>clang 14.0.0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pthread</text:p>
          </table:table-cell>
          <table:table-cell office:value-type="percentage" office:value="1" table:formula="of:=[.G$5]/[.G5]" table:style-name="ce13">
            <text:p>100%</text:p>
          </table:table-cell>
          <table:table-cell office:value-type="percentage" office:value="1" table:formula="of:=[.H$5]/[.H5]" table:style-name="ce13">
            <text:p>100%</text:p>
          </table:table-cell>
          <table:table-cell office:value-type="percentage" office:value="1" table:formula="of:=[.I$5]/[.I5]" table:style-name="ce13">
            <text:p>100%</text:p>
          </table:table-cell>
          <table:table-cell office:value-type="percentage" office:value="1" table:formula="of:=[.J$5]/[.J5]" table:style-name="ce13">
            <text:p>100%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Go</text:p>
          </table:table-cell>
          <table:table-cell office:value-type="string" table:style-name="ce4">
            <text:p>1.1.2</text:p>
          </table:table-cell>
          <table:table-cell office:value-type="string" table:style-name="ce11">
            <text:p>1.19.3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han</text:p>
          </table:table-cell>
          <table:table-cell office:value-type="percentage" office:value="1.9467775215438765" table:formula="of:=[.G$5]/[.G6]" table:style-name="ce13">
            <text:p>195%</text:p>
          </table:table-cell>
          <table:table-cell office:value-type="percentage" office:value="0.6809753904933139" table:formula="of:=[.H$5]/[.H6]" table:style-name="ce13">
            <text:p>68%</text:p>
          </table:table-cell>
          <table:table-cell office:value-type="percentage" office:value="2.4955004389815629" table:formula="of:=[.I$5]/[.I6]" table:style-name="ce13">
            <text:p>250%</text:p>
          </table:table-cell>
          <table:table-cell office:value-type="percentage" office:value="1.5989672977624785" table:formula="of:=[.J$5]/[.J6]" table:style-name="ce13">
            <text:p>160%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Python</text:p>
          </table:table-cell>
          <table:table-cell office:value-type="string" table:style-name="ce4">
            <text:p>1.0.2</text:p>
          </table:table-cell>
          <table:table-cell office:value-type="string" table:style-name="ce11">
            <text:p>3.10.8</text:p>
          </table:table-cell>
          <table:table-cell office:value-type="string" table:style-name="ce11">
            <text:p>UDP</text:p>
          </table:table-cell>
          <table:table-cell office:value-type="string" table:style-name="ce11">
            <text:p>Condition</text:p>
          </table:table-cell>
          <table:table-cell office:value-type="percentage" office:value="8.8798402243281428E-3" table:formula="of:=[.G$5]/[.G7]" table:style-name="ce13">
            <text:p>1%</text:p>
          </table:table-cell>
          <table:table-cell office:value-type="percentage" office:value="1.7123292509633264E-3" table:formula="of:=[.H$5]/[.H7]" table:style-name="ce13">
            <text:p>0%</text:p>
          </table:table-cell>
          <table:table-cell office:value-type="percentage" office:value="0.52752580907087354" table:formula="of:=[.I$5]/[.I7]" table:style-name="ce13">
            <text:p>53%</text:p>
          </table:table-cell>
          <table:table-cell office:value-type="percentage" office:value="8.0395986314341344E-3" table:formula="of:=[.J$5]/[.J7]" table:style-name="ce13">
            <text:p>1%</text:p>
          </table:table-cell>
          <table:table-cell table:number-columns-repeated="16374"/>
        </table:table-row>
        <table:table-row table:number-rows-repeated="1048562" table:style-name="ro2">
          <table:table-cell table:number-columns-repeated="16384"/>
        </table:table-row>
      </table:table>
      <table:table table:name="Perf_(Redis)" table:style-name="ta1"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column table:style-name="co3" table:default-cell-style-name="ce2"/>
        <table:table-column table:style-name="co5" table:number-columns-repeated="5" table:default-cell-style-name="ce2"/>
        <table:table-column table:style-name="co1" table:number-columns-repeated="16373" table:default-cell-style-name="ce2"/>
        <table:table-row table:style-name="ro1">
          <table:table-cell/>
          <table:table-cell table:number-columns-repeated="16383" table:style-name="ce2"/>
        </table:table-row>
        <table:table-row table:style-name="ro1">
          <table:table-cell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max</text:p>
          </table:table-cell>
          <table:table-cell office:value-type="string" table:style-name="ce10">
            <text:p>p99</text:p>
          </table:table-cell>
          <table:table-cell office:value-type="string" table:number-columns-spanned="2" table:number-rows-spanned="1" table:style-name="ce6">
            <text:p>p99 (raito)</text:p>
          </table:table-cell>
          <table:covered-table-cell/>
          <table:table-cell table:number-columns-repeated="16373"/>
        </table:table-row>
        <table:table-row table:style-name="ro1">
          <table:table-cell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office:value-type="string" table:style-name="ce4">
            <text:p>7.0.5</text:p>
          </table:table-cell>
          <table:table-cell office:value-type="string" table:number-columns-spanned="1" table:number-rows-spanned="3" table:style-name="ce14">
            <text:p>SET</text:p>
          </table:table-cell>
          <table:table-cell office:value-type="float" office:value="0.32800000000000001" table:style-name="ce18">
            <text:p>0.328</text:p>
          </table:table-cell>
          <table:table-cell office:value-type="float" office:value="0.16800000000000001" table:style-name="ce18">
            <text:p>0.168</text:p>
          </table:table-cell>
          <table:table-cell office:value-type="float" office:value="3.1509999999999998" table:style-name="ce18">
            <text:p>3.151</text:p>
          </table:table-cell>
          <table:table-cell office:value-type="float" office:value="1.0149999999999999" table:style-name="ce18">
            <text:p>1.015</text:p>
          </table:table-cell>
          <table:table-cell office:value-type="float" office:value="1.0149999999999999" table:style-name="ce18">
            <text:p>1.015</text:p>
          </table:table-cell>
          <table:table-cell office:value-type="percentage" office:value="1" table:formula="of:=1/([.J3]/[.$J$3])" table:style-name="ce17">
            <text:p>100%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latest *1)</text:p>
          </table:table-cell>
          <table:covered-table-cell/>
          <table:table-cell office:value-type="float" office:value="1.1220000000000001" table:style-name="ce18">
            <text:p>1.122</text:p>
          </table:table-cell>
          <table:table-cell office:value-type="float" office:value="4.8000000000000001E-2" table:style-name="ce18">
            <text:p>0.048</text:p>
          </table:table-cell>
          <table:table-cell office:value-type="float" office:value="7.8070000000000004" table:style-name="ce18">
            <text:p>7.807</text:p>
          </table:table-cell>
          <table:table-cell office:value-type="float" office:value="3.6629999999999998" table:style-name="ce18">
            <text:p>3.663</text:p>
          </table:table-cell>
          <table:table-cell office:value-type="float" office:value="3.6629999999999998" table:style-name="ce18">
            <text:p>3.663</text:p>
          </table:table-cell>
          <table:table-cell office:value-type="percentage" office:value="0.27709527709527709" table:formula="of:=1/([.J4]/[.$J$3])" table:style-name="ce17">
            <text:p>28%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1.0309999999999999" table:style-name="ce18">
            <text:p>1.031</text:p>
          </table:table-cell>
          <table:table-cell office:value-type="float" office:value="7.1999999999999995E-2" table:style-name="ce18">
            <text:p>0.072</text:p>
          </table:table-cell>
          <table:table-cell office:value-type="float" office:value="4.415" table:style-name="ce18">
            <text:p>4.415</text:p>
          </table:table-cell>
          <table:table-cell office:value-type="float" office:value="2.879" table:style-name="ce18">
            <text:p>2.879</text:p>
          </table:table-cell>
          <table:table-cell office:value-type="float" office:value="2.879" table:style-name="ce18">
            <text:p>2.879</text:p>
          </table:table-cell>
          <table:table-cell office:value-type="percentage" office:value="0.35255296978117401" table:formula="of:=1/([.J5]/[.$J$3])" table:style-name="ce17">
            <text:p>35%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19">
            <text:p>*1) hash tag : c1c3bcb4657ebaba8665e2f404a995be0d93cb26</text:p>
          </table:table-cell>
          <table:table-cell table:number-columns-repeated="9" table:style-name="ce2"/>
          <table:table-cell table:number-columns-repeated="16373" table:style-name="ce1"/>
        </table:table-row>
        <table:table-row table:style-name="ro2">
          <table:table-cell table:style-name="ce1"/>
          <table:table-cell table:number-columns-repeated="10" table:style-name="ce2"/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10" table:style-name="ce2"/>
          <table:table-cell table:number-columns-repeated="16373" table:style-name="ce1"/>
        </table:table-row>
        <table:table-row table:style-name="ro1">
          <table:table-cell table:style-name="ce1"/>
          <table:table-cell table:style-name="ce3"/>
          <table:table-cell office:value-type="string" table:style-name="ce3">
            <text:p>Lang</text:p>
          </table:table-cell>
          <table:table-cell office:value-type="string" table:style-name="ce3">
            <text:p>Version</text:p>
          </table:table-cell>
          <table:table-cell office:value-type="string" table:style-name="ce3">
            <text:p>Cmd</text:p>
          </table:table-cell>
          <table:table-cell office:value-type="string" table:style-name="ce10">
            <text:p>avg</text:p>
          </table:table-cell>
          <table:table-cell office:value-type="string" table:style-name="ce10">
            <text:p>min</text:p>
          </table:table-cell>
          <table:table-cell office:value-type="string" table:style-name="ce10">
            <text:p>max</text:p>
          </table:table-cell>
          <table:table-cell office:value-type="string" table:style-name="ce10">
            <text:p>p99</text:p>
          </table:table-cell>
          <table:table-cell office:value-type="string" table:number-columns-spanned="2" table:number-rows-spanned="1" table:style-name="ce6">
            <text:p>p99 (raito)</text:p>
          </table:table-cell>
          <table:covered-table-cell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redis</text:p>
          </table:table-cell>
          <table:table-cell office:value-type="string" table:style-name="ce4">
            <text:p>C</text:p>
          </table:table-cell>
          <table:table-cell office:value-type="string" table:style-name="ce4">
            <text:p>7.0.5</text:p>
          </table:table-cell>
          <table:table-cell office:value-type="string" table:number-columns-spanned="1" table:number-rows-spanned="3" table:style-name="ce14">
            <text:p>GET</text:p>
          </table:table-cell>
          <table:table-cell office:value-type="float" office:value="0.34100000000000003" table:style-name="ce18">
            <text:p>0.341</text:p>
          </table:table-cell>
          <table:table-cell office:value-type="float" office:value="0.128" table:style-name="ce18">
            <text:p>0.128</text:p>
          </table:table-cell>
          <table:table-cell office:value-type="float" office:value="1.391" table:style-name="ce18">
            <text:p>1.391</text:p>
          </table:table-cell>
          <table:table-cell office:value-type="float" office:value="1.0069999999999999" table:style-name="ce18">
            <text:p>1.007</text:p>
          </table:table-cell>
          <table:table-cell office:value-type="float" office:value="1.0069999999999999" table:style-name="ce18">
            <text:p>1.007</text:p>
          </table:table-cell>
          <table:table-cell office:value-type="percentage" office:value="1" table:formula="of:=1/([.J10]/[.$J$10])" table:style-name="ce17">
            <text:p>100%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mini-redis</text:p>
          </table:table-cell>
          <table:table-cell office:value-type="string" table:style-name="ce4">
            <text:p>Rust</text:p>
          </table:table-cell>
          <table:table-cell office:value-type="string" table:style-name="ce4">
            <text:p>latest *1)</text:p>
          </table:table-cell>
          <table:covered-table-cell/>
          <table:table-cell office:value-type="float" office:value="0.98499999999999999" table:style-name="ce18">
            <text:p>0.985</text:p>
          </table:table-cell>
          <table:table-cell office:value-type="float" office:value="0.04" table:style-name="ce18">
            <text:p>0.040</text:p>
          </table:table-cell>
          <table:table-cell office:value-type="float" office:value="4.2149999999999999" table:style-name="ce18">
            <text:p>4.215</text:p>
          </table:table-cell>
          <table:table-cell office:value-type="float" office:value="2.4550000000000001" table:style-name="ce18">
            <text:p>2.455</text:p>
          </table:table-cell>
          <table:table-cell office:value-type="float" office:value="2.4550000000000001" table:style-name="ce18">
            <text:p>2.455</text:p>
          </table:table-cell>
          <table:table-cell office:value-type="percentage" office:value="0.410183299389002" table:formula="of:=1/([.J11]/[.$J$10])" table:style-name="ce17">
            <text:p>41%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3">
            <text:p>go-redis</text:p>
          </table:table-cell>
          <table:table-cell office:value-type="string" table:style-name="ce4">
            <text:p>Go</text:p>
          </table:table-cell>
          <table:table-cell office:value-type="string" table:style-name="ce4">
            <text:p>1.2.0</text:p>
          </table:table-cell>
          <table:covered-table-cell/>
          <table:table-cell office:value-type="float" office:value="0.78" table:style-name="ce18">
            <text:p>0.780</text:p>
          </table:table-cell>
          <table:table-cell office:value-type="float" office:value="6.4000000000000001E-2" table:style-name="ce18">
            <text:p>0.064</text:p>
          </table:table-cell>
          <table:table-cell office:value-type="float" office:value="3.4870000000000001" table:style-name="ce18">
            <text:p>3.487</text:p>
          </table:table-cell>
          <table:table-cell office:value-type="float" office:value="2.1669999999999998" table:style-name="ce18">
            <text:p>2.167</text:p>
          </table:table-cell>
          <table:table-cell office:value-type="float" office:value="2.1669999999999998" table:style-name="ce18">
            <text:p>2.167</text:p>
          </table:table-cell>
          <table:table-cell office:value-type="percentage" office:value="0.46469773880941395" table:formula="of:=1/([.J12]/[.$J$10])" table:style-name="ce17">
            <text:p>46%</text:p>
          </table:table-cell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redis-benchmark -t get,set -n 10000<text:s text:c="2"/></text:p>
          </table:table-cell>
          <table:table-cell table:number-columns-repeated="16382" table:style-name="ce2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ource Sans Pro" svg:font-family="&quot;Source Sans Pro&quot;"/>
    <style:font-face style:name="Source Sans Pro Regular" svg:font-family="&quot;Source Sans Pro Regular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3" number:min-decimal-places="3" number:min-integer-digits="1"/>
      <number:text> </number:text>
    </number:number-style>
    <number:number-style style:name="N42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07</meta:generator>
    <dc:creator>Microsoft Office User</dc:creator>
    <meta:creation-date>2022-12-21T23:55:22Z</meta:creation-date>
    <dc:date>2023-01-14T02:52:50Z</dc:date>
    <meta:print-date>2023-01-13T15:29:08Z</meta:print-date>
    <meta:editing-cycles>4</meta:editing-cycles>
    <meta:editing-duration>PT3315S</meta:editing-duration>
  </office:meta>
</office:document-meta>
</file>